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4400000182FBA75E91BE6CFF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style:style>
    <style:style style:name="gr2" style:family="graphic" style:parent-style-name="standard">
      <style:graphic-properties svg:stroke-color="#eb613d" draw:fill-color="#ff9966" draw:textarea-horizontal-align="justify" draw:textarea-vertical-align="middle" draw:auto-grow-height="false"/>
    </style:style>
    <style:style style:name="gr3" style:family="graphic" style:parent-style-name="standard">
      <style:graphic-properties draw:fill-color="#9999ff"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cfe7f5" draw:textarea-horizontal-align="justify" draw:textarea-vertical-align="middle" draw:auto-grow-height="false"/>
    </style:style>
    <style:style style:name="gr6" style:family="graphic" style:parent-style-name="standard" style:list-style-name="L2">
      <style:graphic-properties svg:stroke-color="#999999" draw:fill="solid" draw:fill-color="#cccccc" draw:textarea-horizontal-align="justify" draw:textarea-vertical-align="middle" draw:auto-grow-height="false" fo:min-height="0cm" fo:min-width="0cm" fo:padding-left="1.4cm" fo:wrap-option="no-wrap"/>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1.529cm, 3.08cm, 1.529cm, 3.08cm)" draw:image-opacity="100%" style:mirror="none"/>
    </style:style>
    <style:style style:name="gr8" style:family="graphic" style:parent-style-name="standard">
      <style:graphic-properties svg:stroke-color="#579d1c" draw:fill="solid" draw:fill-color="#94bd5e" draw:textarea-horizontal-align="justify" draw:textarea-vertical-align="middle" draw:auto-grow-height="false"/>
    </style:style>
    <style:style style:name="gr9" style:family="graphic" style:parent-style-name="standard">
      <style:graphic-properties svg:stroke-color="#355e00" draw:fill-color="#7da647" draw:textarea-horizontal-align="justify" draw:textarea-vertical-align="middle" draw:auto-grow-height="false" fo:min-height="0.75cm" fo:min-width="14.8cm"/>
    </style:style>
    <style:style style:name="gr10" style:family="graphic" style:parent-style-name="standard">
      <style:graphic-properties svg:stroke-color="#355e00" draw:fill-color="#7da647" draw:textarea-horizontal-align="justify" draw:textarea-vertical-align="middle" draw:auto-grow-height="false" fo:min-height="0.75cm" fo:min-width="18.8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loext:graphic-properties draw:fill-color="#ff9966"/>
      <style:paragraph-properties fo:text-align="center"/>
      <style:text-properties fo:font-size="16pt" style:font-size-asian="16pt" style:font-size-complex="16pt"/>
    </style:style>
    <style:style style:name="P4" style:family="paragraph">
      <loext:graphic-properties draw:fill-color="#9999ff"/>
      <style:paragraph-properties fo:text-align="center"/>
      <style:text-properties fo:font-size="16pt" style:font-size-asian="16pt" style:font-size-complex="16pt"/>
    </style:style>
    <style:style style:name="P5" style:family="paragraph">
      <loext:graphic-properties draw:fill="none"/>
      <style:paragraph-properties fo:text-align="center"/>
    </style:style>
    <style:style style:name="P6" style:family="paragraph">
      <loext:graphic-properties draw:fill="solid" draw:fill-color="#cfe7f5"/>
      <style:paragraph-properties fo:text-align="center"/>
    </style:style>
    <style:style style:name="P7" style:family="paragraph">
      <style:paragraph-properties fo:text-align="center"/>
      <style:text-properties fo:font-size="15pt" style:font-size-asian="15pt" style:font-size-complex="15pt"/>
    </style:style>
    <style:style style:name="P8" style:family="paragraph">
      <loext:graphic-properties draw:fill-color="#ff9966"/>
      <style:paragraph-properties fo:text-align="center"/>
    </style:style>
    <style:style style:name="P9" style:family="paragraph">
      <loext:graphic-properties draw:fill="solid" draw:fill-color="#cfe7f5"/>
      <style:paragraph-properties fo:text-align="center"/>
      <style:text-properties fo:font-size="14pt" style:font-size-asian="14pt" style:font-size-complex="14pt"/>
    </style:style>
    <style:style style:name="P10" style:family="paragraph">
      <style:paragraph-properties fo:text-align="center"/>
      <style:text-properties fo:font-size="13pt" style:font-size-asian="13pt" style:font-size-complex="13pt"/>
    </style:style>
    <style:style style:name="P11" style:family="paragraph">
      <loext:graphic-properties draw:fill-color="#ff9966"/>
      <style:paragraph-properties fo:text-align="center"/>
      <style:text-properties fo:font-size="15pt" style:font-size-asian="15pt" style:font-size-complex="15pt"/>
    </style:style>
    <style:style style:name="P12" style:family="paragraph">
      <style:paragraph-properties fo:text-align="start"/>
    </style:style>
    <style:style style:name="P13" style:family="paragraph">
      <loext:graphic-properties draw:fill="solid" draw:fill-color="#cccccc"/>
      <style:paragraph-properties fo:text-align="start"/>
      <style:text-properties fo:font-size="11pt" style:font-size-asian="11pt" style:font-size-complex="11pt"/>
    </style:style>
    <style:style style:name="P14" style:family="paragraph">
      <loext:graphic-properties draw:fill="solid" draw:fill-color="#94bd5e"/>
      <style:paragraph-properties fo:text-align="center"/>
    </style:style>
    <style:style style:name="P15" style:family="paragraph">
      <loext:graphic-properties draw:fill-color="#7da647"/>
      <style:paragraph-properties fo:text-align="center"/>
      <style:text-properties fo:font-style="italic"/>
    </style:style>
    <style:style style:name="P16" style:family="paragraph">
      <loext:graphic-properties draw:fill-color="#7da647"/>
      <style:paragraph-properties fo:text-align="center"/>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5pt" style:font-size-asian="15pt" style:font-size-complex="15pt"/>
    </style:style>
    <style:style style:name="T4" style:family="text">
      <style:text-properties fo:font-size="13pt" style:font-size-asian="13pt" style:font-size-complex="13pt"/>
    </style:style>
    <style:style style:name="T5" style:family="text">
      <style:text-properties fo:font-size="11pt" style:font-size-asian="11pt" style:font-size-complex="11pt"/>
    </style:style>
    <style:style style:name="T6" style:family="text">
      <style:text-properties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Predeterminado">
        <draw:g>
          <draw:a xlink:href="http://en.wikipedia.org/wiki/Comparison_of_computer-aided_design_editors" xlink:type="simple" xlink:show="embed">
            <draw:custom-shape draw:style-name="gr1" draw:text-style-name="P2" draw:layer="layout" svg:width="4.271cm" svg:height="6.061cm" svg:x="1.4cm" svg:y="7.4cm">
              <text:p text:style-name="P1"><text:span text:style-name="T1">(CAD) 3D </text:span></text:p>
              <text:p text:style-name="P1"><text:span text:style-name="T1">Modeling Tools</text:span></text:p>
              <draw:enhanced-geometry svg:viewBox="0 0 21600 21600" draw:type="rectangle" draw:enhanced-path="M 0 0 L 21600 0 21600 21600 0 21600 0 0 Z N"/>
            </draw:custom-shape>
          </draw:a>
          <draw:a xlink:href="http://www.openscad.org/" xlink:type="simple" xlink:show="embed">
            <draw:custom-shape draw:style-name="gr2" draw:text-style-name="P3" draw:layer="layout" svg:width="3.406cm" svg:height="0.843cm" svg:x="1.804cm" svg:y="8.728cm">
              <text:p text:style-name="P1"><text:span text:style-name="T2">OpenScad</text:span></text:p>
              <draw:enhanced-geometry svg:viewBox="0 0 21600 21600" draw:type="rectangle" draw:enhanced-path="M 0 0 L 21600 0 21600 21600 0 21600 0 0 Z N"/>
            </draw:custom-shape>
          </draw:a>
          <draw:a xlink:href="http://www.freecadweb.org/" xlink:type="simple" xlink:show="embed">
            <draw:custom-shape draw:style-name="gr2" draw:text-style-name="P3" draw:layer="layout" svg:width="3.406cm" svg:height="0.844cm" svg:x="1.804cm" svg:y="9.889cm">
              <text:p text:style-name="P1"><text:span text:style-name="T2">FreeCAD</text:span></text:p>
              <draw:enhanced-geometry svg:viewBox="0 0 21600 21600" draw:type="rectangle" draw:enhanced-path="M 0 0 L 21600 0 21600 21600 0 21600 0 0 Z N"/>
            </draw:custom-shape>
          </draw:a>
          <draw:a xlink:href="http://www.blender.org/" xlink:type="simple" xlink:show="embed">
            <draw:custom-shape draw:style-name="gr2" draw:text-style-name="P3" draw:layer="layout" svg:width="3.406cm" svg:height="0.844cm" svg:x="1.804cm" svg:y="11.051cm">
              <text:p text:style-name="P1"><text:span text:style-name="T2">Blender</text:span></text:p>
              <draw:enhanced-geometry svg:viewBox="0 0 21600 21600" draw:type="rectangle" draw:enhanced-path="M 0 0 L 21600 0 21600 21600 0 21600 0 0 Z N"/>
            </draw:custom-shape>
          </draw:a>
          <draw:a xlink:href="http://www.rhino3d.com/" xlink:type="simple" xlink:show="embed">
            <draw:custom-shape draw:style-name="gr3" draw:text-style-name="P4" draw:layer="layout" svg:width="3.406cm" svg:height="0.844cm" svg:x="1.804cm" svg:y="12.213cm">
              <text:p text:style-name="P1"><text:span text:style-name="T2">Rhinoceros</text:span></text:p>
              <draw:enhanced-geometry svg:viewBox="0 0 21600 21600" draw:type="rectangle" draw:enhanced-path="M 0 0 L 21600 0 21600 21600 0 21600 0 0 Z N"/>
            </draw:custom-shape>
          </draw:a>
        </draw:g>
        <draw:line draw:style-name="gr4" draw:text-style-name="P5" draw:layer="layout" svg:x1="5.902cm" svg:y1="10.43cm" svg:x2="8.615cm" svg:y2="10.43cm">
          <text:p/>
        </draw:line>
        <draw:a xlink:href="http://en.wikipedia.org/wiki/STL_(file_format)" xlink:type="simple" xlink:show="embed">
          <draw:custom-shape draw:style-name="gr5" draw:text-style-name="P6" draw:layer="layout" svg:width="1.616cm" svg:height="0.693cm" svg:x="6.537cm" svg:y="9.478cm">
            <text:p text:style-name="P1">.STL</text:p>
            <draw:enhanced-geometry svg:viewBox="0 0 21600 21600" draw:glue-points="10800 0 0 10800 10800 21600 21600 10800" draw:text-areas="0 0 21600 ?f11" draw:type="paper" draw:modifiers="17697.96501249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a>
        <draw:g>
          <draw:custom-shape draw:style-name="gr1" draw:text-style-name="P7" draw:layer="layout" svg:width="4.567cm" svg:height="3.752cm" svg:x="8.933cm" svg:y="8.554cm">
            <text:p text:style-name="P1"><text:span text:style-name="T3">Gcode generator /</text:span></text:p>
            <text:p text:style-name="P1"><text:span text:style-name="T3">Slicer</text:span></text:p>
            <draw:enhanced-geometry svg:viewBox="0 0 21600 21600" draw:mirror-horizontal="false" draw:mirror-vertical="false" draw:type="rectangle" draw:enhanced-path="M 0 0 L 21600 0 21600 21600 0 21600 0 0 Z N"/>
          </draw:custom-shape>
          <draw:a xlink:href="http://software.ultimaker.com/" xlink:type="simple" xlink:show="embed">
            <draw:custom-shape draw:style-name="gr2" draw:text-style-name="P8" draw:layer="layout" svg:width="3.641cm" svg:height="0.843cm" svg:x="9.365cm" svg:y="9.882cm">
              <text:p text:style-name="P1">Cura</text:p>
              <draw:enhanced-geometry svg:viewBox="0 0 21600 21600" draw:mirror-horizontal="false" draw:mirror-vertical="false" draw:type="rectangle" draw:enhanced-path="M 0 0 L 21600 0 21600 21600 0 21600 0 0 Z N"/>
            </draw:custom-shape>
          </draw:a>
          <draw:a xlink:href="http://slic3r.org/" xlink:type="simple" xlink:show="embed">
            <draw:custom-shape draw:style-name="gr2" draw:text-style-name="P8" draw:layer="layout" svg:width="3.641cm" svg:height="0.844cm" svg:x="9.365cm" svg:y="11.043cm">
              <text:p text:style-name="P1">Slic3r</text:p>
              <draw:enhanced-geometry svg:viewBox="0 0 21600 21600" draw:mirror-horizontal="false" draw:mirror-vertical="false" draw:type="rectangle" draw:enhanced-path="M 0 0 L 21600 0 21600 21600 0 21600 0 0 Z N"/>
            </draw:custom-shape>
          </draw:a>
        </draw:g>
        <draw:a xlink:href="http://en.wikipedia.org/wiki/G-code" xlink:type="simple" xlink:show="embed">
          <draw:custom-shape draw:style-name="gr5" draw:text-style-name="P9" draw:layer="layout" svg:width="1.5cm" svg:height="0.8cm" svg:x="14.2cm" svg:y="9.2cm">
            <text:p text:style-name="P1"><text:span text:style-name="T1">Gcode</text:span></text:p>
            <draw:enhanced-geometry svg:viewBox="0 0 21600 21600" draw:glue-points="10800 0 0 10800 10800 21600 21600 10800" draw:text-areas="0 0 21600 ?f11" draw:type="paper" draw:modifiers="17697.96501249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a>
        <draw:g>
          <draw:a xlink:href="http://reprap.org/wiki/List_of_Firmware" xlink:type="simple" xlink:show="embed">
            <draw:custom-shape draw:style-name="gr1" draw:text-style-name="P10" draw:layer="layout" svg:width="4.271cm" svg:height="3.001cm" svg:x="17.029cm" svg:y="8.93cm">
              <text:p text:style-name="P1"><text:span text:style-name="T4">3D Printer Firmware</text:span></text:p>
              <draw:enhanced-geometry svg:viewBox="0 0 21600 21600" draw:mirror-horizontal="false" draw:mirror-vertical="false" draw:type="rectangle" draw:enhanced-path="M 0 0 L 21600 0 21600 21600 0 21600 0 0 Z N"/>
            </draw:custom-shape>
          </draw:a>
          <draw:a xlink:href="https://github.com/MarlinFirmware/Marlin" xlink:type="simple" xlink:show="embed">
            <draw:custom-shape draw:style-name="gr2" draw:text-style-name="P11" draw:layer="layout" svg:width="3.405cm" svg:height="0.844cm" svg:x="17.433cm" svg:y="9.622cm">
              <text:p text:style-name="P1"><text:span text:style-name="T3">Marlin</text:span></text:p>
              <draw:enhanced-geometry svg:viewBox="0 0 21600 21600" draw:mirror-horizontal="false" draw:mirror-vertical="false" draw:type="rectangle" draw:enhanced-path="M 0 0 L 21600 0 21600 21600 0 21600 0 0 Z N"/>
            </draw:custom-shape>
          </draw:a>
          <draw:a xlink:href="https://github.com/repetier/Repetier-Firmware" xlink:type="simple" xlink:show="embed">
            <draw:custom-shape draw:style-name="gr2" draw:text-style-name="P11" draw:layer="layout" svg:width="3.405cm" svg:height="0.844cm" svg:x="17.433cm" svg:y="10.784cm">
              <text:p text:style-name="P1"><text:span text:style-name="T3">Repetier</text:span></text:p>
              <draw:enhanced-geometry svg:viewBox="0 0 21600 21600" draw:mirror-horizontal="false" draw:mirror-vertical="false" draw:type="rectangle" draw:enhanced-path="M 0 0 L 21600 0 21600 21600 0 21600 0 0 Z N"/>
            </draw:custom-shape>
          </draw:a>
        </draw:g>
        <draw:custom-shape draw:style-name="gr6" draw:text-style-name="P13" draw:layer="layout" svg:width="4.6cm" svg:height="3.713cm" svg:x="13.2cm" svg:y="4.7cm">
          <text:list text:style-name="L2">
            <text:list-item>
              <text:p text:style-name="P12"><text:span text:style-name="T5">USB</text:span></text:p>
            </text:list-item>
            <text:list-item>
              <text:p text:style-name="P12"><text:span text:style-name="T5">SD card</text:span></text:p>
            </text:list-item>
            <text:list-item>
              <text:p text:style-name="P12"><text:span text:style-name="T5">Bluethooth</text:span></text:p>
            </text:list-item>
            <text:list-item>
              <text:p text:style-name="P12"><text:span text:style-name="T5">WiFi</text:span></text:p>
            </text:list-item>
            <text:list-item>
              <text:p text:style-name="P12"><text:span text:style-name="T5">Serial</text:span></text:p>
            </text:list-item>
            <text:list-item>
              <text:p text:style-name="P12"><text:span text:style-name="T5">Parallel</text:span></text:p>
            </text:list-item>
            <text:list-item>
              <text:p text:style-name="P12"><text:span text:style-name="T5">...</text:span></text:p>
            </text:list-item>
          </text:list>
          <draw:enhanced-geometry svg:viewBox="0 0 21600 21600" draw:text-areas="3000 3320 17110 17330" draw:type="cloud-callout" draw:modifiers="15304.4990219518 30980.93699515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4" draw:text-style-name="P5" draw:layer="layout" svg:x1="13.887cm" svg:y1="10.43cm" svg:x2="16.6cm" svg:y2="10.43cm">
          <text:p/>
        </draw:line>
        <draw:a xlink:href="http://en.wikipedia.org/wiki/3D_printing" xlink:type="simple" xlink:show="embed">
          <draw:frame draw:style-name="gr7" draw:text-style-name="P5" draw:layer="layout" svg:width="4.038cm" svg:height="3.149cm" svg:x="24.26cm" svg:y="8.856cm">
            <draw:image xlink:href="Pictures/100002010000024400000182FBA75E91BE6CFFF6.png" xlink:type="simple" xlink:show="embed" xlink:actuate="onLoad">
              <text:p/>
            </draw:image>
          </draw:frame>
        </draw:a>
        <draw:line draw:style-name="gr4" draw:text-style-name="P5" draw:layer="layout" svg:x1="21.588cm" svg:y1="10.43cm" svg:x2="24.301cm" svg:y2="10.43cm">
          <text:p/>
        </draw:line>
        <draw:a xlink:href="https://3faktur.com/en/the-best-sites-to-download-3d-printable-models/" xlink:type="simple" xlink:show="embed">
          <draw:custom-shape draw:style-name="gr8" draw:text-style-name="P14" draw:layer="layout" svg:width="5.6cm" svg:height="2.6cm" svg:x="4.2cm" svg:y="1.7cm">
            <text:p text:style-name="P1">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a>
        <draw:line draw:style-name="gr4" draw:text-style-name="P5" draw:layer="layout" svg:x1="5.5cm" svg:y1="4.55cm" svg:x2="3.6cm" svg:y2="7.15cm">
          <text:p/>
        </draw:line>
        <draw:line draw:style-name="gr4" draw:text-style-name="P5" draw:layer="layout" svg:x1="8.4cm" svg:y1="4.45cm" svg:x2="10.3cm" svg:y2="7.25cm">
          <text:p/>
        </draw:line>
        <draw:a xlink:href="https://www.3dhubs.com/knowledge-base/" xlink:type="simple" xlink:show="embed">
          <draw:custom-shape draw:style-name="gr9" draw:text-style-name="P15" draw:layer="layout" svg:width="15.3cm" svg:height="1cm" svg:x="1.4cm" svg:y="14.4cm">
            <text:p text:style-name="P1"><text:span text:style-name="T6">Designing and printing considerations</text:span></text:p>
            <draw:enhanced-geometry svg:viewBox="0 0 21600 21600" draw:type="rectangle" draw:enhanced-path="M 0 0 L 21600 0 21600 21600 0 21600 0 0 Z N"/>
          </draw:custom-shape>
        </draw:a>
        <draw:a xlink:href="https://www.simplify3d.com/support/print-quality-troubleshooting/" xlink:type="simple" xlink:show="embed">
          <draw:custom-shape draw:style-name="gr10" draw:text-style-name="P16" draw:layer="layout" svg:width="19.3cm" svg:height="1cm" svg:x="8.9cm" svg:y="16.2cm">
            <text:p text:style-name="P1">Printing Quality</text:p>
            <draw:enhanced-geometry svg:viewBox="0 0 21600 21600" draw:type="rectangle" draw:enhanced-path="M 0 0 L 21600 0 21600 21600 0 21600 0 0 Z N"/>
          </draw:custom-shape>
        </draw:a>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center"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7T11:35:22.963148514</meta:creation-date>
    <dc:date>2020-01-14T11:26:55.596278306</dc:date>
    <meta:editing-duration>PT1H56M1S</meta:editing-duration>
    <meta:editing-cycles>11</meta:editing-cycles>
    <meta:generator>LibreOffice/6.0.7.3$Linux_X86_64 LibreOffice_project/00m0$Build-3</meta:generator>
    <meta:document-statistic meta:object-count="26"/>
  </office:meta>
</office:document-meta>
</file>